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3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Data_5f_Summary">
      <style:table-properties table:display="true" style:writing-mode="lr-tb"/>
    </style:style>
    <style:style style:name="ta2" style:family="table" style:master-page-name="PageStyle_5f_Ranked_5f_Conservation">
      <style:table-properties table:display="true" style:writing-mode="lr-tb"/>
    </style:style>
    <style:style style:name="ta3" style:family="table" style:master-page-name="PageStyle_5f_Ranked_5f_Protein">
      <style:table-properties table:display="true" style:writing-mode="lr-tb"/>
    </style:style>
    <style:style style:name="ta4" style:family="table" style:master-page-name="PageStyle_5f_Ranked_5f_Combined">
      <style:table-properties table:display="true" style:writing-mode="lr-tb"/>
    </style:style>
    <style:style style:name="ce1" style:family="table-cell" style:parent-style-name="Default">
      <style:table-cell-properties fo:background-color="#99999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#00cc33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Data_Summary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Gene </text:p>
          </table:table-cell>
          <table:table-cell table:style-name="ce1" office:value-type="string" calcext:value-type="string">
            <text:p>Mutation</text:p>
          </table:table-cell>
          <table:table-cell table:style-name="ce1" office:value-type="string" calcext:value-type="string">
            <text:p>Clinical Significance</text:p>
          </table:table-cell>
          <table:table-cell table:style-name="ce1" office:value-type="string" calcext:value-type="string">
            <text:p>Stability Change</text:p>
          </table:table-cell>
          <table:table-cell table:style-name="ce1" office:value-type="string" calcext:value-type="string">
            <text:p>Stability Abs</text:p>
          </table:table-cell>
          <table:table-cell table:style-name="ce1" office:value-type="string" calcext:value-type="string">
            <text:p>Stability Class</text:p>
          </table:table-cell>
          <table:table-cell table:style-name="ce1" office:value-type="string" calcext:value-type="string">
            <text:p>Secondary Structure</text:p>
          </table:table-cell>
          <table:table-cell table:style-name="ce1" office:value-type="string" calcext:value-type="string">
            <text:p>Relative accessible surface area</text:p>
          </table:table-cell>
          <table:table-cell table:style-name="ce1" office:value-type="string" calcext:value-type="string">
            <text:p>JS Divergence</text:p>
          </table:table-cell>
          <table:table-cell table:style-name="ce1" office:value-type="string" calcext:value-type="string">
            <text:p>S Entropy</text:p>
          </table:table-cell>
          <table:table-cell table:style-name="ce1" office:value-type="string" calcext:value-type="string">
            <text:p>Sum Of Pai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N222S</text:p>
          </table:table-cell>
          <table:table-cell office:value-type="string" calcext:value-type="string">
            <text:p>Pathogenic</text:p>
          </table:table-cell>
          <table:table-cell office:value-type="float" office:value="-0.0938" calcext:value-type="float">
            <text:p>-0.0938</text:p>
          </table:table-cell>
          <table:table-cell table:formula="of:=ABS([.D2])" office:value-type="float" office:value="0.0938" calcext:value-type="float">
            <text:p>0.093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1" calcext:value-type="float">
            <text:p>0.51</text:p>
          </table:table-cell>
          <table:table-cell table:style-name="ce4" office:value-type="float" office:value="0.66339" calcext:value-type="float">
            <text:p>0.66339</text:p>
          </table:table-cell>
          <table:table-cell table:style-name="ce4" office:value-type="float" office:value="0.41375" calcext:value-type="float">
            <text:p>0.41375</text:p>
          </table:table-cell>
          <table:table-cell table:style-name="ce4" office:value-type="float" office:value="-0.57776" calcext:value-type="float">
            <text:p>-0.577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958Q</text:p>
          </table:table-cell>
          <table:table-cell office:value-type="string" calcext:value-type="string">
            <text:p>Pathogenic</text:p>
          </table:table-cell>
          <table:table-cell office:value-type="float" office:value="-0.4933" calcext:value-type="float">
            <text:p>-0.4933</text:p>
          </table:table-cell>
          <table:table-cell table:formula="of:=ABS([.D3])" office:value-type="float" office:value="0.4933" calcext:value-type="float">
            <text:p>0.493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3" calcext:value-type="float">
            <text:p>0.43</text:p>
          </table:table-cell>
          <table:table-cell table:style-name="ce4" office:value-type="float" office:value="0.66515" calcext:value-type="float">
            <text:p>0.66515</text:p>
          </table:table-cell>
          <table:table-cell table:style-name="ce4" office:value-type="float" office:value="0.46044" calcext:value-type="float">
            <text:p>0.46044</text:p>
          </table:table-cell>
          <table:table-cell table:style-name="ce4" office:value-type="float" office:value="1.98458" calcext:value-type="float">
            <text:p>1.984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T1205K</text:p>
          </table:table-cell>
          <table:table-cell office:value-type="string" calcext:value-type="string">
            <text:p>Pathogenic</text:p>
          </table:table-cell>
          <table:table-cell office:value-type="float" office:value="-1.1888" calcext:value-type="float">
            <text:p>-1.1888</text:p>
          </table:table-cell>
          <table:table-cell table:formula="of:=ABS([.D4])" office:value-type="float" office:value="1.1888" calcext:value-type="float">
            <text:p>1.188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8" calcext:value-type="float">
            <text:p>0.08</text:p>
          </table:table-cell>
          <table:table-cell table:style-name="ce4" office:value-type="float" office:value="0.77967" calcext:value-type="float">
            <text:p>0.77967</text:p>
          </table:table-cell>
          <table:table-cell table:style-name="ce4" office:value-type="float" office:value="0.81762" calcext:value-type="float">
            <text:p>0.81762</text:p>
          </table:table-cell>
          <table:table-cell table:style-name="ce4" office:value-type="float" office:value="3.3392" calcext:value-type="float">
            <text:p>3.33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table:style-name="ce3" office:value-type="string" calcext:value-type="string">
            <text:p>M1179V</text:p>
          </table:table-cell>
          <table:table-cell office:value-type="string" calcext:value-type="string">
            <text:p>Benign</text:p>
          </table:table-cell>
          <table:table-cell office:value-type="float" office:value="0.1396" calcext:value-type="float">
            <text:p>0.1396</text:p>
          </table:table-cell>
          <table:table-cell table:formula="of:=ABS([.D5])" office:value-type="float" office:value="0.1396" calcext:value-type="float">
            <text:p>0.13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table:style-name="ce4" office:value-type="float" office:value="0.48587" calcext:value-type="float">
            <text:p>0.48587</text:p>
          </table:table-cell>
          <table:table-cell table:style-name="ce4" office:value-type="float" office:value="0.26045" calcext:value-type="float">
            <text:p>0.26045</text:p>
          </table:table-cell>
          <table:table-cell table:style-name="ce4" office:value-type="float" office:value="-0.0323" calcext:value-type="float">
            <text:p>-0.03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table:style-name="ce3" office:value-type="string" calcext:value-type="string">
            <text:p>P434S</text:p>
          </table:table-cell>
          <table:table-cell office:value-type="string" calcext:value-type="string">
            <text:p>Benign</text:p>
          </table:table-cell>
          <table:table-cell office:value-type="float" office:value="-1.0029" calcext:value-type="float">
            <text:p>-1.0029</text:p>
          </table:table-cell>
          <table:table-cell table:formula="of:=ABS([.D6])" office:value-type="float" office:value="1.0029" calcext:value-type="float">
            <text:p>1.002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5" calcext:value-type="float">
            <text:p>0.25</text:p>
          </table:table-cell>
          <table:table-cell table:style-name="ce4" office:value-type="float" office:value="0.67964" calcext:value-type="float">
            <text:p>0.67964</text:p>
          </table:table-cell>
          <table:table-cell table:style-name="ce4" office:value-type="float" office:value="0.52525" calcext:value-type="float">
            <text:p>0.52525</text:p>
          </table:table-cell>
          <table:table-cell table:style-name="ce4" office:value-type="float" office:value="2.20281" calcext:value-type="float">
            <text:p>2.202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P543L</text:p>
          </table:table-cell>
          <table:table-cell office:value-type="string" calcext:value-type="string">
            <text:p>Pathogenic</text:p>
          </table:table-cell>
          <table:table-cell office:value-type="float" office:value="-0.1418" calcext:value-type="float">
            <text:p>-0.1418</text:p>
          </table:table-cell>
          <table:table-cell table:formula="of:=ABS([.D7])" office:value-type="float" office:value="0.1418" calcext:value-type="float">
            <text:p>0.141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table:style-name="ce4" office:value-type="float" office:value="0.72954" calcext:value-type="float">
            <text:p>0.72954</text:p>
          </table:table-cell>
          <table:table-cell table:style-name="ce4" office:value-type="float" office:value="0.62205" calcext:value-type="float">
            <text:p>0.62205</text:p>
          </table:table-cell>
          <table:table-cell table:style-name="ce4" office:value-type="float" office:value="3.43458" calcext:value-type="float">
            <text:p>3.434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1186H</text:p>
          </table:table-cell>
          <table:table-cell office:value-type="string" calcext:value-type="string">
            <text:p>Pathogenic</text:p>
          </table:table-cell>
          <table:table-cell office:value-type="float" office:value="-1.9198" calcext:value-type="float">
            <text:p>-1.9198</text:p>
          </table:table-cell>
          <table:table-cell table:formula="of:=ABS([.D8])" office:value-type="float" office:value="1.9198" calcext:value-type="float">
            <text:p>1.91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9" calcext:value-type="float">
            <text:p>0.19</text:p>
          </table:table-cell>
          <table:table-cell table:style-name="ce4" office:value-type="float" office:value="0.74517" calcext:value-type="float">
            <text:p>0.74517</text:p>
          </table:table-cell>
          <table:table-cell table:style-name="ce4" office:value-type="float" office:value="0.71407" calcext:value-type="float">
            <text:p>0.71407</text:p>
          </table:table-cell>
          <table:table-cell table:style-name="ce4" office:value-type="float" office:value="3.165" calcext:value-type="float">
            <text:p>3.1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L1213F</text:p>
          </table:table-cell>
          <table:table-cell office:value-type="string" calcext:value-type="string">
            <text:p>Pathogenic</text:p>
          </table:table-cell>
          <table:table-cell office:value-type="float" office:value="-0.8503" calcext:value-type="float">
            <text:p>-0.8503</text:p>
          </table:table-cell>
          <table:table-cell table:formula="of:=ABS([.D9])" office:value-type="float" office:value="0.8503" calcext:value-type="float">
            <text:p>0.850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table:style-name="ce4" office:value-type="float" office:value="0.7174" calcext:value-type="float">
            <text:p>0.7174</text:p>
          </table:table-cell>
          <table:table-cell table:style-name="ce4" office:value-type="float" office:value="0.75604" calcext:value-type="float">
            <text:p>0.75604</text:p>
          </table:table-cell>
          <table:table-cell table:style-name="ce4" office:value-type="float" office:value="2.77228" calcext:value-type="float">
            <text:p>2.772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789H</text:p>
          </table:table-cell>
          <table:table-cell office:value-type="string" calcext:value-type="string">
            <text:p>Pathogenic</text:p>
          </table:table-cell>
          <table:table-cell office:value-type="float" office:value="-1.5248" calcext:value-type="float">
            <text:p>-1.5248</text:p>
          </table:table-cell>
          <table:table-cell table:formula="of:=ABS([.D10])" office:value-type="float" office:value="1.5248" calcext:value-type="float">
            <text:p>1.52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2" calcext:value-type="float">
            <text:p>0.22</text:p>
          </table:table-cell>
          <table:table-cell table:style-name="ce4" office:value-type="float" office:value="0.75068" calcext:value-type="float">
            <text:p>0.75068</text:p>
          </table:table-cell>
          <table:table-cell table:style-name="ce4" office:value-type="float" office:value="0.71087" calcext:value-type="float">
            <text:p>0.71087</text:p>
          </table:table-cell>
          <table:table-cell table:style-name="ce4" office:value-type="float" office:value="3.36156" calcext:value-type="float">
            <text:p>3.361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Q775P</text:p>
          </table:table-cell>
          <table:table-cell office:value-type="string" calcext:value-type="string">
            <text:p>Pathogenic</text:p>
          </table:table-cell>
          <table:table-cell office:value-type="float" office:value="-1.3372" calcext:value-type="float">
            <text:p>-1.3372</text:p>
          </table:table-cell>
          <table:table-cell table:formula="of:=ABS([.D11])" office:value-type="float" office:value="1.3372" calcext:value-type="float">
            <text:p>1.337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style-name="ce4" office:value-type="float" office:value="0.7697" calcext:value-type="float">
            <text:p>0.7697</text:p>
          </table:table-cell>
          <table:table-cell table:style-name="ce4" office:value-type="float" office:value="0.64084" calcext:value-type="float">
            <text:p>0.64084</text:p>
          </table:table-cell>
          <table:table-cell table:style-name="ce4" office:value-type="float" office:value="2.29099" calcext:value-type="float">
            <text:p>2.290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161W</text:p>
          </table:table-cell>
          <table:table-cell office:value-type="string" calcext:value-type="string">
            <text:p>Pathogenic</text:p>
          </table:table-cell>
          <table:table-cell office:value-type="float" office:value="1.0907" calcext:value-type="float">
            <text:p>1.0907</text:p>
          </table:table-cell>
          <table:table-cell table:formula="of:=ABS([.D12])" office:value-type="float" office:value="1.0907" calcext:value-type="float">
            <text:p>1.0907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C</text:p>
          </table:table-cell>
          <table:table-cell office:value-type="float" office:value="0.57" calcext:value-type="float">
            <text:p>0.57</text:p>
          </table:table-cell>
          <table:table-cell table:style-name="ce4" office:value-type="float" office:value="0.68465" calcext:value-type="float">
            <text:p>0.68465</text:p>
          </table:table-cell>
          <table:table-cell table:style-name="ce4" office:value-type="float" office:value="0.48325" calcext:value-type="float">
            <text:p>0.48325</text:p>
          </table:table-cell>
          <table:table-cell table:style-name="ce4" office:value-type="float" office:value="2.44738" calcext:value-type="float">
            <text:p>2.447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table:style-name="ce3" office:value-type="string" calcext:value-type="string">
            <text:p>G911S</text:p>
          </table:table-cell>
          <table:table-cell office:value-type="string" calcext:value-type="string">
            <text:p>Benign</text:p>
          </table:table-cell>
          <table:table-cell office:value-type="float" office:value="-0.3538" calcext:value-type="float">
            <text:p>-0.3538</text:p>
          </table:table-cell>
          <table:table-cell table:formula="of:=ABS([.D13])" office:value-type="float" office:value="0.3538" calcext:value-type="float">
            <text:p>0.353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3" calcext:value-type="float">
            <text:p>0.43</text:p>
          </table:table-cell>
          <table:table-cell table:style-name="ce4" office:value-type="float" office:value="0.67455" calcext:value-type="float">
            <text:p>0.67455</text:p>
          </table:table-cell>
          <table:table-cell table:style-name="ce4" office:value-type="float" office:value="0.48835" calcext:value-type="float">
            <text:p>0.48835</text:p>
          </table:table-cell>
          <table:table-cell table:style-name="ce4" office:value-type="float" office:value="-0.48591" calcext:value-type="float">
            <text:p>-0.485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934Q</text:p>
          </table:table-cell>
          <table:table-cell office:value-type="string" calcext:value-type="string">
            <text:p>Pathogenic</text:p>
          </table:table-cell>
          <table:table-cell office:value-type="float" office:value="-0.377" calcext:value-type="float">
            <text:p>-0.377</text:p>
          </table:table-cell>
          <table:table-cell table:formula="of:=ABS([.D14])" office:value-type="float" office:value="0.377" calcext:value-type="float">
            <text:p>0.37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table:style-name="ce4" office:value-type="float" office:value="0.65942" calcext:value-type="float">
            <text:p>0.65942</text:p>
          </table:table-cell>
          <table:table-cell table:style-name="ce4" office:value-type="float" office:value="0.39509" calcext:value-type="float">
            <text:p>0.39509</text:p>
          </table:table-cell>
          <table:table-cell table:style-name="ce4" office:value-type="float" office:value="0.92301" calcext:value-type="float">
            <text:p>0.923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C177Y</text:p>
          </table:table-cell>
          <table:table-cell office:value-type="string" calcext:value-type="string">
            <text:p>Pathogenic</text:p>
          </table:table-cell>
          <table:table-cell office:value-type="float" office:value="-0.8518" calcext:value-type="float">
            <text:p>-0.8518</text:p>
          </table:table-cell>
          <table:table-cell table:formula="of:=ABS([.D15])" office:value-type="float" office:value="0.8518" calcext:value-type="float">
            <text:p>0.851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3" calcext:value-type="float">
            <text:p>0.13</text:p>
          </table:table-cell>
          <table:table-cell table:style-name="ce4" office:value-type="float" office:value="0.67721" calcext:value-type="float">
            <text:p>0.67721</text:p>
          </table:table-cell>
          <table:table-cell table:style-name="ce4" office:value-type="float" office:value="0.56778" calcext:value-type="float">
            <text:p>0.56778</text:p>
          </table:table-cell>
          <table:table-cell table:style-name="ce4" office:value-type="float" office:value="3.14152" calcext:value-type="float">
            <text:p>3.141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P1007A</text:p>
          </table:table-cell>
          <table:table-cell office:value-type="string" calcext:value-type="string">
            <text:p>Pathogenic</text:p>
          </table:table-cell>
          <table:table-cell office:value-type="float" office:value="-1.0796" calcext:value-type="float">
            <text:p>-1.0796</text:p>
          </table:table-cell>
          <table:table-cell table:formula="of:=ABS([.D16])" office:value-type="float" office:value="1.0796" calcext:value-type="float">
            <text:p>1.079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table:style-name="ce4" office:value-type="float" office:value="0.75813" calcext:value-type="float">
            <text:p>0.75813</text:p>
          </table:table-cell>
          <table:table-cell table:style-name="ce4" office:value-type="float" office:value="0.69144" calcext:value-type="float">
            <text:p>0.69144</text:p>
          </table:table-cell>
          <table:table-cell table:style-name="ce4" office:value-type="float" office:value="4.44218" calcext:value-type="float">
            <text:p>4.442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978C</text:p>
          </table:table-cell>
          <table:table-cell office:value-type="string" calcext:value-type="string">
            <text:p>Pathogenic</text:p>
          </table:table-cell>
          <table:table-cell office:value-type="float" office:value="0.2418" calcext:value-type="float">
            <text:p>0.2418</text:p>
          </table:table-cell>
          <table:table-cell table:formula="of:=ABS([.D17])" office:value-type="float" office:value="0.2418" calcext:value-type="float">
            <text:p>0.241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9" calcext:value-type="float">
            <text:p>0.39</text:p>
          </table:table-cell>
          <table:table-cell table:style-name="ce4" office:value-type="float" office:value="0.70493" calcext:value-type="float">
            <text:p>0.70493</text:p>
          </table:table-cell>
          <table:table-cell table:style-name="ce4" office:value-type="float" office:value="0.47396" calcext:value-type="float">
            <text:p>0.47396</text:p>
          </table:table-cell>
          <table:table-cell table:style-name="ce4" office:value-type="float" office:value="2.62423" calcext:value-type="float">
            <text:p>2.624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P237S</text:p>
          </table:table-cell>
          <table:table-cell office:value-type="string" calcext:value-type="string">
            <text:p>Pathogenic</text:p>
          </table:table-cell>
          <table:table-cell office:value-type="float" office:value="-0.758" calcext:value-type="float">
            <text:p>-0.758</text:p>
          </table:table-cell>
          <table:table-cell table:formula="of:=ABS([.D18])" office:value-type="float" office:value="0.758" calcext:value-type="float">
            <text:p>0.75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5" calcext:value-type="float">
            <text:p>0.45</text:p>
          </table:table-cell>
          <table:table-cell table:style-name="ce4" office:value-type="float" office:value="0.62605" calcext:value-type="float">
            <text:p>0.62605</text:p>
          </table:table-cell>
          <table:table-cell table:style-name="ce4" office:value-type="float" office:value="0.41423" calcext:value-type="float">
            <text:p>0.41423</text:p>
          </table:table-cell>
          <table:table-cell table:style-name="ce4" office:value-type="float" office:value="2.53753" calcext:value-type="float">
            <text:p>2.537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V148I</text:p>
          </table:table-cell>
          <table:table-cell office:value-type="string" calcext:value-type="string">
            <text:p>Pathogenic</text:p>
          </table:table-cell>
          <table:table-cell office:value-type="float" office:value="-0.1732" calcext:value-type="float">
            <text:p>-0.1732</text:p>
          </table:table-cell>
          <table:table-cell table:formula="of:=ABS([.D19])" office:value-type="float" office:value="0.1732" calcext:value-type="float">
            <text:p>0.17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style-name="ce4" office:value-type="float" office:value="0.59854" calcext:value-type="float">
            <text:p>0.59854</text:p>
          </table:table-cell>
          <table:table-cell table:style-name="ce4" office:value-type="float" office:value="0.29004" calcext:value-type="float">
            <text:p>0.29004</text:p>
          </table:table-cell>
          <table:table-cell table:style-name="ce4" office:value-type="float" office:value="1.52292" calcext:value-type="float">
            <text:p>1.522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D501V</text:p>
          </table:table-cell>
          <table:table-cell office:value-type="string" calcext:value-type="string">
            <text:p>Pathogenic</text:p>
          </table:table-cell>
          <table:table-cell office:value-type="float" office:value="0.2313" calcext:value-type="float">
            <text:p>0.2313</text:p>
          </table:table-cell>
          <table:table-cell table:formula="of:=ABS([.D20])" office:value-type="float" office:value="0.2313" calcext:value-type="float">
            <text:p>0.231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table:style-name="ce4" office:value-type="float" office:value="0.56751" calcext:value-type="float">
            <text:p>0.56751</text:p>
          </table:table-cell>
          <table:table-cell table:style-name="ce4" office:value-type="float" office:value="0.25628" calcext:value-type="float">
            <text:p>0.25628</text:p>
          </table:table-cell>
          <table:table-cell table:style-name="ce4" office:value-type="float" office:value="1.19769" calcext:value-type="float">
            <text:p>1.197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table:style-name="ce3" office:value-type="string" calcext:value-type="string">
            <text:p>A183T</text:p>
          </table:table-cell>
          <table:table-cell office:value-type="string" calcext:value-type="string">
            <text:p>Benign</text:p>
          </table:table-cell>
          <table:table-cell office:value-type="float" office:value="-0.3375" calcext:value-type="float">
            <text:p>-0.3375</text:p>
          </table:table-cell>
          <table:table-cell table:formula="of:=ABS([.D21])" office:value-type="float" office:value="0.3375" calcext:value-type="float">
            <text:p>0.337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3" calcext:value-type="float">
            <text:p>0.13</text:p>
          </table:table-cell>
          <table:table-cell table:style-name="ce4" office:value-type="float" office:value="0.57517" calcext:value-type="float">
            <text:p>0.57517</text:p>
          </table:table-cell>
          <table:table-cell table:style-name="ce4" office:value-type="float" office:value="0.32667" calcext:value-type="float">
            <text:p>0.32667</text:p>
          </table:table-cell>
          <table:table-cell table:style-name="ce4" office:value-type="float" office:value="-0.56895" calcext:value-type="float">
            <text:p>-0.568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V950M</text:p>
          </table:table-cell>
          <table:table-cell office:value-type="string" calcext:value-type="string">
            <text:p>Pathogenic</text:p>
          </table:table-cell>
          <table:table-cell office:value-type="float" office:value="-1.1978" calcext:value-type="float">
            <text:p>-1.1978</text:p>
          </table:table-cell>
          <table:table-cell table:formula="of:=ABS([.D22])" office:value-type="float" office:value="1.1978" calcext:value-type="float">
            <text:p>1.197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table:style-name="ce4" office:value-type="float" office:value="0.60554" calcext:value-type="float">
            <text:p>0.60554</text:p>
          </table:table-cell>
          <table:table-cell table:style-name="ce4" office:value-type="float" office:value="0.37323" calcext:value-type="float">
            <text:p>0.37323</text:p>
          </table:table-cell>
          <table:table-cell table:style-name="ce4" office:value-type="float" office:value="1.86017" calcext:value-type="float">
            <text:p>1.860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726T</text:p>
          </table:table-cell>
          <table:table-cell office:value-type="string" calcext:value-type="string">
            <text:p>Pathogenic</text:p>
          </table:table-cell>
          <table:table-cell office:value-type="float" office:value="-1.4711" calcext:value-type="float">
            <text:p>-1.4711</text:p>
          </table:table-cell>
          <table:table-cell table:formula="of:=ABS([.D23])" office:value-type="float" office:value="1.4711" calcext:value-type="float">
            <text:p>1.47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4" calcext:value-type="float">
            <text:p>0.44</text:p>
          </table:table-cell>
          <table:table-cell table:style-name="ce4" office:value-type="float" office:value="0.68605" calcext:value-type="float">
            <text:p>0.68605</text:p>
          </table:table-cell>
          <table:table-cell table:style-name="ce4" office:value-type="float" office:value="0.47794" calcext:value-type="float">
            <text:p>0.47794</text:p>
          </table:table-cell>
          <table:table-cell table:style-name="ce4" office:value-type="float" office:value="1.47024" calcext:value-type="float">
            <text:p>1.470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1274W</text:p>
          </table:table-cell>
          <table:table-cell office:value-type="string" calcext:value-type="string">
            <text:p>Pathogenic</text:p>
          </table:table-cell>
          <table:table-cell office:value-type="float" office:value="-0.9294" calcext:value-type="float">
            <text:p>-0.9294</text:p>
          </table:table-cell>
          <table:table-cell table:formula="of:=ABS([.D24])" office:value-type="float" office:value="0.9294" calcext:value-type="float">
            <text:p>0.929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6" calcext:value-type="float">
            <text:p>0.6</text:p>
          </table:table-cell>
          <table:table-cell table:style-name="ce4" office:value-type="float" office:value="0.46571" calcext:value-type="float">
            <text:p>0.46571</text:p>
          </table:table-cell>
          <table:table-cell table:style-name="ce4" office:value-type="float" office:value="0.12309" calcext:value-type="float">
            <text:p>0.12309</text:p>
          </table:table-cell>
          <table:table-cell table:style-name="ce4" office:value-type="float" office:value="-0.71224" calcext:value-type="float">
            <text:p>-0.712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S954L</text:p>
          </table:table-cell>
          <table:table-cell office:value-type="string" calcext:value-type="string">
            <text:p>Pathogenic</text:p>
          </table:table-cell>
          <table:table-cell office:value-type="float" office:value="-0.5242" calcext:value-type="float">
            <text:p>-0.5242</text:p>
          </table:table-cell>
          <table:table-cell table:formula="of:=ABS([.D25])" office:value-type="float" office:value="0.5242" calcext:value-type="float">
            <text:p>0.524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0.70636" calcext:value-type="float">
            <text:p>0.70636</text:p>
          </table:table-cell>
          <table:table-cell table:style-name="ce4" office:value-type="float" office:value="0.58632" calcext:value-type="float">
            <text:p>0.58632</text:p>
          </table:table-cell>
          <table:table-cell table:style-name="ce4" office:value-type="float" office:value="2.61128" calcext:value-type="float">
            <text:p>2.611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I685T</text:p>
          </table:table-cell>
          <table:table-cell office:value-type="string" calcext:value-type="string">
            <text:p>Pathogenic</text:p>
          </table:table-cell>
          <table:table-cell office:value-type="float" office:value="-1.3808" calcext:value-type="float">
            <text:p>-1.3808</text:p>
          </table:table-cell>
          <table:table-cell table:formula="of:=ABS([.D26])" office:value-type="float" office:value="1.3808" calcext:value-type="float">
            <text:p>1.38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table:style-name="ce4" office:value-type="float" office:value="0.69172" calcext:value-type="float">
            <text:p>0.69172</text:p>
          </table:table-cell>
          <table:table-cell table:style-name="ce4" office:value-type="float" office:value="0.57136" calcext:value-type="float">
            <text:p>0.57136</text:p>
          </table:table-cell>
          <table:table-cell table:style-name="ce4" office:value-type="float" office:value="0.95265" calcext:value-type="float">
            <text:p>0.952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S940L</text:p>
          </table:table-cell>
          <table:table-cell office:value-type="string" calcext:value-type="string">
            <text:p>Pathogenic</text:p>
          </table:table-cell>
          <table:table-cell office:value-type="float" office:value="-0.2742" calcext:value-type="float">
            <text:p>-0.2742</text:p>
          </table:table-cell>
          <table:table-cell table:formula="of:=ABS([.D27])" office:value-type="float" office:value="0.2742" calcext:value-type="float">
            <text:p>0.274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.18</text:p>
          </table:table-cell>
          <table:table-cell table:style-name="ce4" office:value-type="float" office:value="0.67577" calcext:value-type="float">
            <text:p>0.67577</text:p>
          </table:table-cell>
          <table:table-cell table:style-name="ce4" office:value-type="float" office:value="0.46065" calcext:value-type="float">
            <text:p>0.46065</text:p>
          </table:table-cell>
          <table:table-cell table:style-name="ce4" office:value-type="float" office:value="2.83926" calcext:value-type="float">
            <text:p>2.839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S1169R</text:p>
          </table:table-cell>
          <table:table-cell office:value-type="string" calcext:value-type="string">
            <text:p>Pathogenic</text:p>
          </table:table-cell>
          <table:table-cell office:value-type="float" office:value="0.3823" calcext:value-type="float">
            <text:p>0.3823</text:p>
          </table:table-cell>
          <table:table-cell table:formula="of:=ABS([.D28])" office:value-type="float" office:value="0.3823" calcext:value-type="float">
            <text:p>0.382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table:style-name="ce4" office:value-type="float" office:value="0.73353" calcext:value-type="float">
            <text:p>0.73353</text:p>
          </table:table-cell>
          <table:table-cell table:style-name="ce4" office:value-type="float" office:value="0.65571" calcext:value-type="float">
            <text:p>0.65571</text:p>
          </table:table-cell>
          <table:table-cell table:style-name="ce4" office:value-type="float" office:value="2.08623" calcext:value-type="float">
            <text:p>2.086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404Q</text:p>
          </table:table-cell>
          <table:table-cell office:value-type="string" calcext:value-type="string">
            <text:p>Pathogenic</text:p>
          </table:table-cell>
          <table:table-cell office:value-type="float" office:value="-0.7188" calcext:value-type="float">
            <text:p>-0.7188</text:p>
          </table:table-cell>
          <table:table-cell table:formula="of:=ABS([.D29])" office:value-type="float" office:value="0.7188" calcext:value-type="float">
            <text:p>0.718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3" calcext:value-type="float">
            <text:p>0.43</text:p>
          </table:table-cell>
          <table:table-cell table:style-name="ce4" office:value-type="float" office:value="0.81327" calcext:value-type="float">
            <text:p>0.81327</text:p>
          </table:table-cell>
          <table:table-cell table:style-name="ce4" office:value-type="float" office:value="0.81819" calcext:value-type="float">
            <text:p>0.81819</text:p>
          </table:table-cell>
          <table:table-cell table:style-name="ce4" office:value-type="float" office:value="3.58285" calcext:value-type="float">
            <text:p>3.582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G992R</text:p>
          </table:table-cell>
          <table:table-cell office:value-type="string" calcext:value-type="string">
            <text:p>Pathogenic</text:p>
          </table:table-cell>
          <table:table-cell office:value-type="float" office:value="0.5657" calcext:value-type="float">
            <text:p>0.5657</text:p>
          </table:table-cell>
          <table:table-cell table:formula="of:=ABS([.D30])" office:value-type="float" office:value="0.5657" calcext:value-type="float">
            <text:p>0.565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H</text:p>
          </table:table-cell>
          <table:table-cell office:value-type="float" office:value="0.23" calcext:value-type="float">
            <text:p>0.23</text:p>
          </table:table-cell>
          <table:table-cell table:style-name="ce4" office:value-type="float" office:value="0.62501" calcext:value-type="float">
            <text:p>0.62501</text:p>
          </table:table-cell>
          <table:table-cell table:style-name="ce4" office:value-type="float" office:value="0.48423" calcext:value-type="float">
            <text:p>0.48423</text:p>
          </table:table-cell>
          <table:table-cell table:style-name="ce4" office:value-type="float" office:value="-0.84154" calcext:value-type="float">
            <text:p>-0.841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G992W</text:p>
          </table:table-cell>
          <table:table-cell office:value-type="string" calcext:value-type="string">
            <text:p>Pathogenic</text:p>
          </table:table-cell>
          <table:table-cell office:value-type="float" office:value="-0.4169" calcext:value-type="float">
            <text:p>-0.4169</text:p>
          </table:table-cell>
          <table:table-cell table:formula="of:=ABS([.D31])" office:value-type="float" office:value="0.4169" calcext:value-type="float">
            <text:p>0.416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3" calcext:value-type="float">
            <text:p>0.23</text:p>
          </table:table-cell>
          <table:table-cell table:style-name="ce4" office:value-type="float" office:value="0.62501" calcext:value-type="float">
            <text:p>0.62501</text:p>
          </table:table-cell>
          <table:table-cell table:style-name="ce4" office:value-type="float" office:value="0.48423" calcext:value-type="float">
            <text:p>0.48423</text:p>
          </table:table-cell>
          <table:table-cell table:style-name="ce4" office:value-type="float" office:value="-0.84154" calcext:value-type="float">
            <text:p>-0.841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Y1088C</text:p>
          </table:table-cell>
          <table:table-cell office:value-type="string" calcext:value-type="string">
            <text:p>Pathogenic</text:p>
          </table:table-cell>
          <table:table-cell office:value-type="float" office:value="-2.3322" calcext:value-type="float">
            <text:p>-2.3322</text:p>
          </table:table-cell>
          <table:table-cell table:formula="of:=ABS([.D32])" office:value-type="float" office:value="2.3322" calcext:value-type="float">
            <text:p>2.33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table:style-name="ce4" office:value-type="float" office:value="0.81289" calcext:value-type="float">
            <text:p>0.81289</text:p>
          </table:table-cell>
          <table:table-cell table:style-name="ce4" office:value-type="float" office:value="0.77083" calcext:value-type="float">
            <text:p>0.77083</text:p>
          </table:table-cell>
          <table:table-cell table:style-name="ce4" office:value-type="float" office:value="4.92866" calcext:value-type="float">
            <text:p>4.928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Q928P</text:p>
          </table:table-cell>
          <table:table-cell office:value-type="string" calcext:value-type="string">
            <text:p>Pathogenic</text:p>
          </table:table-cell>
          <table:table-cell office:value-type="float" office:value="-0.4017" calcext:value-type="float">
            <text:p>-0.4017</text:p>
          </table:table-cell>
          <table:table-cell table:formula="of:=ABS([.D33])" office:value-type="float" office:value="0.4017" calcext:value-type="float">
            <text:p>0.401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1" calcext:value-type="float">
            <text:p>0.51</text:p>
          </table:table-cell>
          <table:table-cell table:style-name="ce4" office:value-type="float" office:value="0.56051" calcext:value-type="float">
            <text:p>0.56051</text:p>
          </table:table-cell>
          <table:table-cell table:style-name="ce4" office:value-type="float" office:value="0.26119" calcext:value-type="float">
            <text:p>0.26119</text:p>
          </table:table-cell>
          <table:table-cell table:style-name="ce4" office:value-type="float" office:value="-1.0629" calcext:value-type="float">
            <text:p>-1.06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518Q</text:p>
          </table:table-cell>
          <table:table-cell office:value-type="string" calcext:value-type="string">
            <text:p>Pathogenic</text:p>
          </table:table-cell>
          <table:table-cell office:value-type="float" office:value="-0.1194" calcext:value-type="float">
            <text:p>-0.1194</text:p>
          </table:table-cell>
          <table:table-cell table:formula="of:=ABS([.D34])" office:value-type="float" office:value="0.1194" calcext:value-type="float">
            <text:p>0.119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table:style-name="ce4" office:value-type="float" office:value="0.63134" calcext:value-type="float">
            <text:p>0.63134</text:p>
          </table:table-cell>
          <table:table-cell table:style-name="ce4" office:value-type="float" office:value="0.35163" calcext:value-type="float">
            <text:p>0.35163</text:p>
          </table:table-cell>
          <table:table-cell table:style-name="ce4" office:value-type="float" office:value="-0.0402" calcext:value-type="float">
            <text:p>-0.04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table:style-name="ce3" office:value-type="string" calcext:value-type="string">
            <text:p>R1266Q</text:p>
          </table:table-cell>
          <table:table-cell office:value-type="string" calcext:value-type="string">
            <text:p>Benign</text:p>
          </table:table-cell>
          <table:table-cell office:value-type="float" office:value="0.2963" calcext:value-type="float">
            <text:p>0.2963</text:p>
          </table:table-cell>
          <table:table-cell table:formula="of:=ABS([.D35])" office:value-type="float" office:value="0.2963" calcext:value-type="float">
            <text:p>0.296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6" calcext:value-type="float">
            <text:p>0.66</text:p>
          </table:table-cell>
          <table:table-cell table:style-name="ce4" office:value-type="float" office:value="0.54034" calcext:value-type="float">
            <text:p>0.54034</text:p>
          </table:table-cell>
          <table:table-cell table:style-name="ce4" office:value-type="float" office:value="0.19051" calcext:value-type="float">
            <text:p>0.19051</text:p>
          </table:table-cell>
          <table:table-cell table:style-name="ce4" office:value-type="float" office:value="-0.30262" calcext:value-type="float">
            <text:p>-0.302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E1089K</text:p>
          </table:table-cell>
          <table:table-cell office:value-type="string" calcext:value-type="string">
            <text:p>Pathogenic</text:p>
          </table:table-cell>
          <table:table-cell office:value-type="float" office:value="0.0753" calcext:value-type="float">
            <text:p>0.0753</text:p>
          </table:table-cell>
          <table:table-cell table:formula="of:=ABS([.D36])" office:value-type="float" office:value="0.0753" calcext:value-type="float">
            <text:p>0.07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9" calcext:value-type="float">
            <text:p>0.19</text:p>
          </table:table-cell>
          <table:table-cell table:style-name="ce4" office:value-type="float" office:value="0.76412" calcext:value-type="float">
            <text:p>0.76412</text:p>
          </table:table-cell>
          <table:table-cell table:style-name="ce4" office:value-type="float" office:value="0.75208" calcext:value-type="float">
            <text:p>0.75208</text:p>
          </table:table-cell>
          <table:table-cell table:style-name="ce4" office:value-type="float" office:value="3.62493" calcext:value-type="float">
            <text:p>3.624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A1054T</text:p>
          </table:table-cell>
          <table:table-cell office:value-type="string" calcext:value-type="string">
            <text:p>Pathogenic</text:p>
          </table:table-cell>
          <table:table-cell office:value-type="float" office:value="-0.9961" calcext:value-type="float">
            <text:p>-0.9961</text:p>
          </table:table-cell>
          <table:table-cell table:formula="of:=ABS([.D37])" office:value-type="float" office:value="0.9961" calcext:value-type="float">
            <text:p>0.996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0.72282" calcext:value-type="float">
            <text:p>0.72282</text:p>
          </table:table-cell>
          <table:table-cell table:style-name="ce4" office:value-type="float" office:value="0.67961" calcext:value-type="float">
            <text:p>0.67961</text:p>
          </table:table-cell>
          <table:table-cell table:style-name="ce4" office:value-type="float" office:value="3.03642" calcext:value-type="float">
            <text:p>3.036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A1035V</text:p>
          </table:table-cell>
          <table:table-cell office:value-type="string" calcext:value-type="string">
            <text:p>Pathogenic</text:p>
          </table:table-cell>
          <table:table-cell office:value-type="float" office:value="0.3518" calcext:value-type="float">
            <text:p>0.3518</text:p>
          </table:table-cell>
          <table:table-cell table:formula="of:=ABS([.D38])" office:value-type="float" office:value="0.3518" calcext:value-type="float">
            <text:p>0.351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table:style-name="ce4" office:value-type="float" office:value="0.74869" calcext:value-type="float">
            <text:p>0.74869</text:p>
          </table:table-cell>
          <table:table-cell table:style-name="ce4" office:value-type="float" office:value="0.75954" calcext:value-type="float">
            <text:p>0.75954</text:p>
          </table:table-cell>
          <table:table-cell table:style-name="ce4" office:value-type="float" office:value="3.27541" calcext:value-type="float">
            <text:p>3.275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table:style-name="ce3" office:value-type="string" calcext:value-type="string">
            <text:p>R646H</text:p>
          </table:table-cell>
          <table:table-cell office:value-type="string" calcext:value-type="string">
            <text:p>Benign</text:p>
          </table:table-cell>
          <table:table-cell office:value-type="float" office:value="-0.0908" calcext:value-type="float">
            <text:p>-0.0908</text:p>
          </table:table-cell>
          <table:table-cell table:formula="of:=ABS([.D39])" office:value-type="float" office:value="0.0908" calcext:value-type="float">
            <text:p>0.090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7" calcext:value-type="float">
            <text:p>0.47</text:p>
          </table:table-cell>
          <table:table-cell table:style-name="ce4" office:value-type="float" office:value="0.56023" calcext:value-type="float">
            <text:p>0.56023</text:p>
          </table:table-cell>
          <table:table-cell table:style-name="ce4" office:value-type="float" office:value="0.18786" calcext:value-type="float">
            <text:p>0.18786</text:p>
          </table:table-cell>
          <table:table-cell table:style-name="ce4" office:value-type="float" office:value="-1.06246" calcext:value-type="float">
            <text:p>-1.062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A926V</text:p>
          </table:table-cell>
          <table:table-cell office:value-type="string" calcext:value-type="string">
            <text:p>Pathogenic</text:p>
          </table:table-cell>
          <table:table-cell office:value-type="float" office:value="0.0154" calcext:value-type="float">
            <text:p>0.0154</text:p>
          </table:table-cell>
          <table:table-cell table:formula="of:=ABS([.D40])" office:value-type="float" office:value="0.0154" calcext:value-type="float">
            <text:p>0.015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style-name="ce4" office:value-type="float" office:value="0.67283" calcext:value-type="float">
            <text:p>0.67283</text:p>
          </table:table-cell>
          <table:table-cell table:style-name="ce4" office:value-type="float" office:value="0.51135" calcext:value-type="float">
            <text:p>0.51135</text:p>
          </table:table-cell>
          <table:table-cell table:style-name="ce4" office:value-type="float" office:value="2.01359" calcext:value-type="float">
            <text:p>2.013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T1036M</text:p>
          </table:table-cell>
          <table:table-cell office:value-type="string" calcext:value-type="string">
            <text:p>Pathogenic</text:p>
          </table:table-cell>
          <table:table-cell office:value-type="float" office:value="-0.1555" calcext:value-type="float">
            <text:p>-0.1555</text:p>
          </table:table-cell>
          <table:table-cell table:formula="of:=ABS([.D41])" office:value-type="float" office:value="0.1555" calcext:value-type="float">
            <text:p>0.155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2" calcext:value-type="float">
            <text:p>0.12</text:p>
          </table:table-cell>
          <table:table-cell table:style-name="ce4" office:value-type="float" office:value="0.74477" calcext:value-type="float">
            <text:p>0.74477</text:p>
          </table:table-cell>
          <table:table-cell table:style-name="ce4" office:value-type="float" office:value="0.65651" calcext:value-type="float">
            <text:p>0.65651</text:p>
          </table:table-cell>
          <table:table-cell table:style-name="ce4" office:value-type="float" office:value="2.63589" calcext:value-type="float">
            <text:p>2.635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V378A</text:p>
          </table:table-cell>
          <table:table-cell office:value-type="string" calcext:value-type="string">
            <text:p>Pathogenic</text:p>
          </table:table-cell>
          <table:table-cell office:value-type="float" office:value="-0.5337" calcext:value-type="float">
            <text:p>-0.5337</text:p>
          </table:table-cell>
          <table:table-cell table:formula="of:=ABS([.D42])" office:value-type="float" office:value="0.5337" calcext:value-type="float">
            <text:p>0.533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6" calcext:value-type="float">
            <text:p>0.36</text:p>
          </table:table-cell>
          <table:table-cell table:style-name="ce4" office:value-type="float" office:value="0.74901" calcext:value-type="float">
            <text:p>0.74901</text:p>
          </table:table-cell>
          <table:table-cell table:style-name="ce4" office:value-type="float" office:value="0.71957" calcext:value-type="float">
            <text:p>0.71957</text:p>
          </table:table-cell>
          <table:table-cell table:style-name="ce4" office:value-type="float" office:value="3.96392" calcext:value-type="float">
            <text:p>3.963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V889M</text:p>
          </table:table-cell>
          <table:table-cell office:value-type="string" calcext:value-type="string">
            <text:p>Pathogenic</text:p>
          </table:table-cell>
          <table:table-cell office:value-type="float" office:value="-1.1735" calcext:value-type="float">
            <text:p>-1.1735</text:p>
          </table:table-cell>
          <table:table-cell table:formula="of:=ABS([.D43])" office:value-type="float" office:value="1.1735" calcext:value-type="float">
            <text:p>1.17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0.81203" calcext:value-type="float">
            <text:p>0.81203</text:p>
          </table:table-cell>
          <table:table-cell table:style-name="ce4" office:value-type="float" office:value="0.92178" calcext:value-type="float">
            <text:p>0.92178</text:p>
          </table:table-cell>
          <table:table-cell table:style-name="ce4" office:value-type="float" office:value="4.55931" calcext:value-type="float">
            <text:p>4.559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I1061T</text:p>
          </table:table-cell>
          <table:table-cell office:value-type="string" calcext:value-type="string">
            <text:p>Pathogenic</text:p>
          </table:table-cell>
          <table:table-cell office:value-type="float" office:value="-1.8333" calcext:value-type="float">
            <text:p>-1.8333</text:p>
          </table:table-cell>
          <table:table-cell table:formula="of:=ABS([.D44])" office:value-type="float" office:value="1.8333" calcext:value-type="float">
            <text:p>1.833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1" calcext:value-type="float">
            <text:p>0.11</text:p>
          </table:table-cell>
          <table:table-cell table:style-name="ce4" office:value-type="float" office:value="0.62787" calcext:value-type="float">
            <text:p>0.62787</text:p>
          </table:table-cell>
          <table:table-cell table:style-name="ce4" office:value-type="float" office:value="0.46529" calcext:value-type="float">
            <text:p>0.46529</text:p>
          </table:table-cell>
          <table:table-cell table:style-name="ce4" office:value-type="float" office:value="2.53898" calcext:value-type="float">
            <text:p>2.538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C113R</text:p>
          </table:table-cell>
          <table:table-cell office:value-type="string" calcext:value-type="string">
            <text:p>Pathogenic</text:p>
          </table:table-cell>
          <table:table-cell office:value-type="float" office:value="-2.1301" calcext:value-type="float">
            <text:p>-2.1301</text:p>
          </table:table-cell>
          <table:table-cell table:formula="of:=ABS([.D45])" office:value-type="float" office:value="2.1301" calcext:value-type="float">
            <text:p>2.13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1" calcext:value-type="float">
            <text:p>0.11</text:p>
          </table:table-cell>
          <table:table-cell table:style-name="ce4" office:value-type="float" office:value="0.82418" calcext:value-type="float">
            <text:p>0.82418</text:p>
          </table:table-cell>
          <table:table-cell table:style-name="ce4" office:value-type="float" office:value="0.81126" calcext:value-type="float">
            <text:p>0.81126</text:p>
          </table:table-cell>
          <table:table-cell table:style-name="ce4" office:value-type="float" office:value="5.90963" calcext:value-type="float">
            <text:p>5.90963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ked_Conservation" table:style-name="ta2">
        <table:table-column table:style-name="co1" table:default-cell-style-name="ce2"/>
        <table:table-column table:style-name="co1" table:default-cell-style-name="ce4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C113R</text:p>
          </table:table-cell>
          <table:table-cell office:value-type="float" office:value="7.54507" calcext:value-type="float">
            <text:p>7.545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1088C</text:p>
          </table:table-cell>
          <table:table-cell office:value-type="float" office:value="6.51238" calcext:value-type="float">
            <text:p>6.512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889M</text:p>
          </table:table-cell>
          <table:table-cell office:value-type="float" office:value="6.29312" calcext:value-type="float">
            <text:p>6.293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1007A</text:p>
          </table:table-cell>
          <table:table-cell office:value-type="float" office:value="5.89175" calcext:value-type="float">
            <text:p>5.891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378A</text:p>
          </table:table-cell>
          <table:table-cell office:value-type="float" office:value="5.4325" calcext:value-type="float">
            <text:p>5.43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404Q</text:p>
          </table:table-cell>
          <table:table-cell office:value-type="float" office:value="5.21431" calcext:value-type="float">
            <text:p>5.214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089K</text:p>
          </table:table-cell>
          <table:table-cell office:value-type="float" office:value="5.14113" calcext:value-type="float">
            <text:p>5.141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205K</text:p>
          </table:table-cell>
          <table:table-cell office:value-type="float" office:value="4.93649" calcext:value-type="float">
            <text:p>4.936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789H</text:p>
          </table:table-cell>
          <table:table-cell office:value-type="float" office:value="4.82311" calcext:value-type="float">
            <text:p>4.823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543L</text:p>
          </table:table-cell>
          <table:table-cell office:value-type="float" office:value="4.78617" calcext:value-type="float">
            <text:p>4.786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035V</text:p>
          </table:table-cell>
          <table:table-cell office:value-type="float" office:value="4.78364" calcext:value-type="float">
            <text:p>4.783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186H</text:p>
          </table:table-cell>
          <table:table-cell office:value-type="float" office:value="4.62424" calcext:value-type="float">
            <text:p>4.624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054T</text:p>
          </table:table-cell>
          <table:table-cell office:value-type="float" office:value="4.43885" calcext:value-type="float">
            <text:p>4.438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77Y</text:p>
          </table:table-cell>
          <table:table-cell office:value-type="float" office:value="4.38651" calcext:value-type="float">
            <text:p>4.386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1213F</text:p>
          </table:table-cell>
          <table:table-cell office:value-type="float" office:value="4.24572" calcext:value-type="float">
            <text:p>4.245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036M</text:p>
          </table:table-cell>
          <table:table-cell office:value-type="float" office:value="4.03717" calcext:value-type="float">
            <text:p>4.037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940L</text:p>
          </table:table-cell>
          <table:table-cell office:value-type="float" office:value="3.97568" calcext:value-type="float">
            <text:p>3.975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954L</text:p>
          </table:table-cell>
          <table:table-cell office:value-type="float" office:value="3.90396" calcext:value-type="float">
            <text:p>3.903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978C</text:p>
          </table:table-cell>
          <table:table-cell office:value-type="float" office:value="3.80312" calcext:value-type="float">
            <text:p>3.803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775P</text:p>
          </table:table-cell>
          <table:table-cell office:value-type="float" office:value="3.70153" calcext:value-type="float">
            <text:p>3.701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1061T</text:p>
          </table:table-cell>
          <table:table-cell office:value-type="float" office:value="3.63214" calcext:value-type="float">
            <text:p>3.632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61W</text:p>
          </table:table-cell>
          <table:table-cell office:value-type="float" office:value="3.61528" calcext:value-type="float">
            <text:p>3.615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237S</text:p>
          </table:table-cell>
          <table:table-cell office:value-type="float" office:value="3.57781" calcext:value-type="float">
            <text:p>3.577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169R</text:p>
          </table:table-cell>
          <table:table-cell office:value-type="float" office:value="3.47547" calcext:value-type="float">
            <text:p>3.4754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434S</text:p>
          </table:table-cell>
          <table:table-cell office:value-type="float" office:value="3.4077" calcext:value-type="float">
            <text:p>3.40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26V</text:p>
          </table:table-cell>
          <table:table-cell office:value-type="float" office:value="3.19777" calcext:value-type="float">
            <text:p>3.197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958Q</text:p>
          </table:table-cell>
          <table:table-cell office:value-type="float" office:value="3.11017" calcext:value-type="float">
            <text:p>3.110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950M</text:p>
          </table:table-cell>
          <table:table-cell office:value-type="float" office:value="2.83894" calcext:value-type="float">
            <text:p>2.838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726T</text:p>
          </table:table-cell>
          <table:table-cell office:value-type="float" office:value="2.63423" calcext:value-type="float">
            <text:p>2.634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148I</text:p>
          </table:table-cell>
          <table:table-cell office:value-type="float" office:value="2.4115" calcext:value-type="float">
            <text:p>2.41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685T</text:p>
          </table:table-cell>
          <table:table-cell office:value-type="float" office:value="2.21573" calcext:value-type="float">
            <text:p>2.215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01V</text:p>
          </table:table-cell>
          <table:table-cell office:value-type="float" office:value="2.02148" calcext:value-type="float">
            <text:p>2.021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934Q</text:p>
          </table:table-cell>
          <table:table-cell office:value-type="float" office:value="1.97752" calcext:value-type="float">
            <text:p>1.977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518Q</text:p>
          </table:table-cell>
          <table:table-cell office:value-type="float" office:value="0.94277" calcext:value-type="float">
            <text:p>0.9427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1179V</text:p>
          </table:table-cell>
          <table:table-cell office:value-type="float" office:value="0.71402" calcext:value-type="float">
            <text:p>0.7140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911S</text:p>
          </table:table-cell>
          <table:table-cell office:value-type="float" office:value="0.67699" calcext:value-type="float">
            <text:p>0.676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222S</text:p>
          </table:table-cell>
          <table:table-cell office:value-type="float" office:value="0.49938" calcext:value-type="float">
            <text:p>0.4993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1266Q</text:p>
          </table:table-cell>
          <table:table-cell office:value-type="float" office:value="0.42823" calcext:value-type="float">
            <text:p>0.4282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183T</text:p>
          </table:table-cell>
          <table:table-cell office:value-type="float" office:value="0.33289" calcext:value-type="float">
            <text:p>0.332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992R</text:p>
          </table:table-cell>
          <table:table-cell office:value-type="float" office:value="0.2677" calcext:value-type="float">
            <text:p>0.26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992W</text:p>
          </table:table-cell>
          <table:table-cell office:value-type="float" office:value="0.2677" calcext:value-type="float">
            <text:p>0.26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274W</text:p>
          </table:table-cell>
          <table:table-cell office:value-type="float" office:value="-0.12344" calcext:value-type="float">
            <text:p>-0.123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928P</text:p>
          </table:table-cell>
          <table:table-cell office:value-type="float" office:value="-0.2412" calcext:value-type="float">
            <text:p>-0.241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646H</text:p>
          </table:table-cell>
          <table:table-cell office:value-type="float" office:value="-0.31437" calcext:value-type="float">
            <text:p>-0.31437</text:p>
          </table:table-cell>
          <table:table-cell table:number-columns-repeated="1022"/>
        </table:table-row>
      </table:table>
      <table:table table:name="Ranked_Stability" table:style-name="ta3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Y1088C</text:p>
          </table:table-cell>
          <table:table-cell office:value-type="float" office:value="2.3322" calcext:value-type="float">
            <text:p>2.33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13R</text:p>
          </table:table-cell>
          <table:table-cell office:value-type="float" office:value="2.1301" calcext:value-type="float">
            <text:p>2.13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186H</text:p>
          </table:table-cell>
          <table:table-cell office:value-type="float" office:value="1.9198" calcext:value-type="float">
            <text:p>1.91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1061T</text:p>
          </table:table-cell>
          <table:table-cell office:value-type="float" office:value="1.8333" calcext:value-type="float">
            <text:p>1.83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789H</text:p>
          </table:table-cell>
          <table:table-cell office:value-type="float" office:value="1.5248" calcext:value-type="float">
            <text:p>1.52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726T</text:p>
          </table:table-cell>
          <table:table-cell office:value-type="float" office:value="1.4711" calcext:value-type="float">
            <text:p>1.47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685T</text:p>
          </table:table-cell>
          <table:table-cell office:value-type="float" office:value="1.3808" calcext:value-type="float">
            <text:p>1.38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775P</text:p>
          </table:table-cell>
          <table:table-cell office:value-type="float" office:value="1.3372" calcext:value-type="float">
            <text:p>1.33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950M</text:p>
          </table:table-cell>
          <table:table-cell office:value-type="float" office:value="1.1978" calcext:value-type="float">
            <text:p>1.19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205K</text:p>
          </table:table-cell>
          <table:table-cell office:value-type="float" office:value="1.1888" calcext:value-type="float">
            <text:p>1.18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889M</text:p>
          </table:table-cell>
          <table:table-cell office:value-type="float" office:value="1.1735" calcext:value-type="float">
            <text:p>1.17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61W</text:p>
          </table:table-cell>
          <table:table-cell office:value-type="float" office:value="1.0907" calcext:value-type="float">
            <text:p>1.09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1007A</text:p>
          </table:table-cell>
          <table:table-cell office:value-type="float" office:value="1.0796" calcext:value-type="float">
            <text:p>1.079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434S</text:p>
          </table:table-cell>
          <table:table-cell office:value-type="float" office:value="1.0029" calcext:value-type="float">
            <text:p>1.00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054T</text:p>
          </table:table-cell>
          <table:table-cell office:value-type="float" office:value="0.9961" calcext:value-type="float">
            <text:p>0.99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274W</text:p>
          </table:table-cell>
          <table:table-cell office:value-type="float" office:value="0.9294" calcext:value-type="float">
            <text:p>0.92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77Y</text:p>
          </table:table-cell>
          <table:table-cell office:value-type="float" office:value="0.8518" calcext:value-type="float">
            <text:p>0.85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1213F</text:p>
          </table:table-cell>
          <table:table-cell office:value-type="float" office:value="0.8503" calcext:value-type="float">
            <text:p>0.85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237S</text:p>
          </table:table-cell>
          <table:table-cell office:value-type="float" office:value="0.758" calcext:value-type="float">
            <text:p>0.7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404Q</text:p>
          </table:table-cell>
          <table:table-cell office:value-type="float" office:value="0.7188" calcext:value-type="float">
            <text:p>0.71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992R</text:p>
          </table:table-cell>
          <table:table-cell office:value-type="float" office:value="0.5657" calcext:value-type="float">
            <text:p>0.56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378A</text:p>
          </table:table-cell>
          <table:table-cell office:value-type="float" office:value="0.5337" calcext:value-type="float">
            <text:p>0.53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954L</text:p>
          </table:table-cell>
          <table:table-cell office:value-type="float" office:value="0.5242" calcext:value-type="float">
            <text:p>0.52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958Q</text:p>
          </table:table-cell>
          <table:table-cell office:value-type="float" office:value="0.4933" calcext:value-type="float">
            <text:p>0.49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992W</text:p>
          </table:table-cell>
          <table:table-cell office:value-type="float" office:value="0.4169" calcext:value-type="float">
            <text:p>0.41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928P</text:p>
          </table:table-cell>
          <table:table-cell office:value-type="float" office:value="0.4017" calcext:value-type="float">
            <text:p>0.40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169R</text:p>
          </table:table-cell>
          <table:table-cell office:value-type="float" office:value="0.3823" calcext:value-type="float">
            <text:p>0.38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934Q</text:p>
          </table:table-cell>
          <table:table-cell office:value-type="float" office:value="0.377" calcext:value-type="float">
            <text:p>0.37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911S</text:p>
          </table:table-cell>
          <table:table-cell office:value-type="float" office:value="0.3538" calcext:value-type="float">
            <text:p>0.35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035V</text:p>
          </table:table-cell>
          <table:table-cell office:value-type="float" office:value="0.3518" calcext:value-type="float">
            <text:p>0.351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183T</text:p>
          </table:table-cell>
          <table:table-cell office:value-type="float" office:value="0.3375" calcext:value-type="float">
            <text:p>0.337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1266Q</text:p>
          </table:table-cell>
          <table:table-cell office:value-type="float" office:value="0.2963" calcext:value-type="float">
            <text:p>0.29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940L</text:p>
          </table:table-cell>
          <table:table-cell office:value-type="float" office:value="0.2742" calcext:value-type="float">
            <text:p>0.27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978C</text:p>
          </table:table-cell>
          <table:table-cell office:value-type="float" office:value="0.2418" calcext:value-type="float">
            <text:p>0.24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01V</text:p>
          </table:table-cell>
          <table:table-cell office:value-type="float" office:value="0.2313" calcext:value-type="float">
            <text:p>0.23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148I</text:p>
          </table:table-cell>
          <table:table-cell office:value-type="float" office:value="0.1732" calcext:value-type="float">
            <text:p>0.17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036M</text:p>
          </table:table-cell>
          <table:table-cell office:value-type="float" office:value="0.1555" calcext:value-type="float">
            <text:p>0.15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543L</text:p>
          </table:table-cell>
          <table:table-cell office:value-type="float" office:value="0.1418" calcext:value-type="float">
            <text:p>0.141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1179V</text:p>
          </table:table-cell>
          <table:table-cell office:value-type="float" office:value="0.1396" calcext:value-type="float">
            <text:p>0.13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518Q</text:p>
          </table:table-cell>
          <table:table-cell office:value-type="float" office:value="0.1194" calcext:value-type="float">
            <text:p>0.11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222S</text:p>
          </table:table-cell>
          <table:table-cell office:value-type="float" office:value="0.0938" calcext:value-type="float">
            <text:p>0.093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646H</text:p>
          </table:table-cell>
          <table:table-cell office:value-type="float" office:value="0.0908" calcext:value-type="float">
            <text:p>0.09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089K</text:p>
          </table:table-cell>
          <table:table-cell office:value-type="float" office:value="0.0753" calcext:value-type="float">
            <text:p>0.07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26V</text:p>
          </table:table-cell>
          <table:table-cell office:value-type="float" office:value="0.0154" calcext:value-type="float">
            <text:p>0.0154</text:p>
          </table:table-cell>
          <table:table-cell table:number-columns-repeated="1022"/>
        </table:table-row>
      </table:table>
      <table:table table:name="Ranked_Combined" table:style-name="ta4">
        <office:forms form:automatic-focus="false" form:apply-design-mode="false"/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Mutation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BLOSUM Score</text:p>
          </table:table-cell>
          <table:table-cell office:value-type="string" calcext:value-type="string">
            <text:p>Literat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13R</text:p>
          </table:table-cell>
          <table:table-cell office:value-type="float" office:value="9.67517" calcext:value-type="float">
            <text:p>9.67517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http://www.ncbi.nlm.nih.gov/sites/entrez?db=pubmed&amp;cmd=search&amp;term=125546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1088C</text:p>
          </table:table-cell>
          <table:table-cell office:value-type="float" office:value="8.84458" calcext:value-type="float">
            <text:p>8.8445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http://www.ncbi.nlm.nih.gov/sites/entrez?db=pubmed&amp;cmd=search&amp;term=111829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89M</text:p>
          </table:table-cell>
          <table:table-cell office:value-type="float" office:value="7.46662" calcext:value-type="float">
            <text:p>7.466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ncbi.nlm.nih.gov/sites/entrez?db=pubmed&amp;cmd=search&amp;term=111829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1007A</text:p>
          </table:table-cell>
          <table:table-cell office:value-type="float" office:value="6.97135" calcext:value-type="float">
            <text:p>6.971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ttp://www.ncbi.nlm.nih.gov/sites/entrez?db=pubmed&amp;cmd=search&amp;term=1175410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R1186H</text:p>
          </table:table-cell>
          <table:table-cell office:value-type="float" office:value="6.54404" calcext:value-type="float">
            <text:p>6.54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ncbi.nlm.nih.gov/sites/entrez?db=pubmed&amp;cmd=search&amp;term=11349231</text:p>
          </table:table-cell>
          <table:table-cell office:value-type="string" calcext:value-type="string">
            <text:p>http://www.ncbi.nlm.nih.gov/sites/entrez?db=pubmed&amp;cmd=search&amp;term=11333381</text:p>
          </table:table-cell>
          <table:table-cell/>
          <table:table-cell office:value-type="string" calcext:value-type="string">
            <text:p>http://www.ncbi.nlm.nih.gov/sites/entrez?db=pubmed&amp;cmd=search&amp;term=16126423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789H</text:p>
          </table:table-cell>
          <table:table-cell office:value-type="float" office:value="6.34791" calcext:value-type="float">
            <text:p>6.3479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1205K</text:p>
          </table:table-cell>
          <table:table-cell office:value-type="float" office:value="6.12529" calcext:value-type="float">
            <text:p>6.1252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ttp://www.ncbi.nlm.nih.gov/sites/entrez?db=pubmed&amp;cmd=search&amp;term=12955717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V378A</text:p>
          </table:table-cell>
          <table:table-cell office:value-type="float" office:value="5.9662" calcext:value-type="float">
            <text:p>5.96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ncbi.nlm.nih.gov/sites/entrez?db=pubmed&amp;cmd=search&amp;term=1133338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R404Q</text:p>
          </table:table-cell>
          <table:table-cell office:value-type="float" office:value="5.93311" calcext:value-type="float">
            <text:p>5.93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ncbi.nlm.nih.gov/sites/entrez?db=pubmed&amp;cmd=search&amp;term=11349231</text:p>
          </table:table-cell>
          <table:table-cell office:value-type="string" calcext:value-type="string">
            <text:p>http://www.ncbi.nlm.nih.gov/sites/entrez?db=pubmed&amp;cmd=search&amp;term=11333381</text:p>
          </table:table-cell>
          <table:table-cell office:value-type="string" calcext:value-type="string">
            <text:p>http://www.ncbi.nlm.nih.gov/sites/entrez?db=pubmed&amp;cmd=search&amp;term=115456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1061T</text:p>
          </table:table-cell>
          <table:table-cell office:value-type="float" office:value="5.46544" calcext:value-type="float">
            <text:p>5.4654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ttp://www.ncbi.nlm.nih.gov/sites/entrez?db=pubmed&amp;cmd=search&amp;term=11754101</text:p>
          </table:table-cell>
          <table:table-cell office:value-type="string" calcext:value-type="string">
            <text:p>http://www.ncbi.nlm.nih.gov/sites/entrez?db=pubmed&amp;cmd=search&amp;term=10521290</text:p>
          </table:table-cell>
          <table:table-cell office:value-type="string" calcext:value-type="string">
            <text:p>http://www.ncbi.nlm.nih.gov/sites/entrez?db=pubmed&amp;cmd=search&amp;term=10521297</text:p>
          </table:table-cell>
          <table:table-cell office:value-type="string" calcext:value-type="string">
            <text:p>http://www.ncbi.nlm.nih.gov/sites/entrez?db=pubmed&amp;cmd=search&amp;term=11182931</text:p>
          </table:table-cell>
          <table:table-cell office:value-type="string" calcext:value-type="string">
            <text:p>http://www.ncbi.nlm.nih.gov/sites/entrez?db=pubmed&amp;cmd=search&amp;term=11349231</text:p>
          </table:table-cell>
          <table:table-cell office:value-type="string" calcext:value-type="string">
            <text:p>http://www.ncbi.nlm.nih.gov/sites/entrez?db=pubmed&amp;cmd=search&amp;term=11333381</text:p>
          </table:table-cell>
          <table:table-cell office:value-type="string" calcext:value-type="string">
            <text:p>http://www.ncbi.nlm.nih.gov/sites/entrez?db=pubmed&amp;cmd=search&amp;term=11479732</text:p>
          </table:table-cell>
          <table:table-cell office:value-type="string" calcext:value-type="string">
            <text:p>http://www.ncbi.nlm.nih.gov/sites/entrez?db=pubmed&amp;cmd=search&amp;term=12401890</text:p>
          </table:table-cell>
          <table:table-cell office:value-type="string" calcext:value-type="string">
            <text:p>http://www.ncbi.nlm.nih.gov/sites/entrez?db=pubmed&amp;cmd=search&amp;term=16098014</text:p>
          </table:table-cell>
          <table:table-cell office:value-type="string" calcext:value-type="string">
            <text:p>http://www.ncbi.nlm.nih.gov/sites/entrez?db=pubmed&amp;cmd=search&amp;term=161264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1054T</text:p>
          </table:table-cell>
          <table:table-cell office:value-type="float" office:value="5.43495" calcext:value-type="float">
            <text:p>5.434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77Y</text:p>
          </table:table-cell>
          <table:table-cell office:value-type="float" office:value="5.23831" calcext:value-type="float">
            <text:p>5.238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089K</text:p>
          </table:table-cell>
          <table:table-cell office:value-type="float" office:value="5.21643" calcext:value-type="float">
            <text:p>5.216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035V</text:p>
          </table:table-cell>
          <table:table-cell office:value-type="float" office:value="5.13544" calcext:value-type="float">
            <text:p>5.135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1213F</text:p>
          </table:table-cell>
          <table:table-cell office:value-type="float" office:value="5.09602" calcext:value-type="float">
            <text:p>5.096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775P</text:p>
          </table:table-cell>
          <table:table-cell office:value-type="float" office:value="5.03873" calcext:value-type="float">
            <text:p>5.038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543L</text:p>
          </table:table-cell>
          <table:table-cell office:value-type="float" office:value="4.92797" calcext:value-type="float">
            <text:p>4.927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61W</text:p>
          </table:table-cell>
          <table:table-cell office:value-type="float" office:value="4.70598" calcext:value-type="float">
            <text:p>4.705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954L</text:p>
          </table:table-cell>
          <table:table-cell office:value-type="float" office:value="4.42816" calcext:value-type="float">
            <text:p>4.428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434S</text:p>
          </table:table-cell>
          <table:table-cell office:value-type="float" office:value="4.4106" calcext:value-type="float">
            <text:p>4.410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ttp://www.ncbi.nlm.nih.gov/sites/entrez?db=pubmed&amp;cmd=search&amp;term=129557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237S</text:p>
          </table:table-cell>
          <table:table-cell office:value-type="float" office:value="4.33581" calcext:value-type="float">
            <text:p>4.335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940L</text:p>
          </table:table-cell>
          <table:table-cell office:value-type="float" office:value="4.24988" calcext:value-type="float">
            <text:p>4.249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036M</text:p>
          </table:table-cell>
          <table:table-cell office:value-type="float" office:value="4.19267" calcext:value-type="float">
            <text:p>4.192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726T</text:p>
          </table:table-cell>
          <table:table-cell office:value-type="float" office:value="4.10533" calcext:value-type="float">
            <text:p>4.105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978C</text:p>
          </table:table-cell>
          <table:table-cell office:value-type="float" office:value="4.04492" calcext:value-type="float">
            <text:p>4.044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950M</text:p>
          </table:table-cell>
          <table:table-cell office:value-type="float" office:value="4.03674" calcext:value-type="float">
            <text:p>4.036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169R</text:p>
          </table:table-cell>
          <table:table-cell office:value-type="float" office:value="3.85777" calcext:value-type="float">
            <text:p>3.857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958Q</text:p>
          </table:table-cell>
          <table:table-cell office:value-type="float" office:value="3.60347" calcext:value-type="float">
            <text:p>3.603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685T</text:p>
          </table:table-cell>
          <table:table-cell office:value-type="float" office:value="3.59653" calcext:value-type="float">
            <text:p>3.596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26V</text:p>
          </table:table-cell>
          <table:table-cell office:value-type="float" office:value="3.21317" calcext:value-type="float">
            <text:p>3.213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148I</text:p>
          </table:table-cell>
          <table:table-cell office:value-type="float" office:value="2.5847" calcext:value-type="float">
            <text:p>2.58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934Q</text:p>
          </table:table-cell>
          <table:table-cell office:value-type="float" office:value="2.35452" calcext:value-type="float">
            <text:p>2.354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01V</text:p>
          </table:table-cell>
          <table:table-cell office:value-type="float" office:value="2.25278" calcext:value-type="float">
            <text:p>2.252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518Q</text:p>
          </table:table-cell>
          <table:table-cell office:value-type="float" office:value="1.06217" calcext:value-type="float">
            <text:p>1.0621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911S</text:p>
          </table:table-cell>
          <table:table-cell office:value-type="float" office:value="1.03079" calcext:value-type="float">
            <text:p>1.0307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1179V</text:p>
          </table:table-cell>
          <table:table-cell office:value-type="float" office:value="0.85362" calcext:value-type="float">
            <text:p>0.853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992R</text:p>
          </table:table-cell>
          <table:table-cell office:value-type="float" office:value="0.8334" calcext:value-type="float">
            <text:p>0.83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274W</text:p>
          </table:table-cell>
          <table:table-cell office:value-type="float" office:value="0.80596" calcext:value-type="float">
            <text:p>0.8059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1266Q</text:p>
          </table:table-cell>
          <table:table-cell office:value-type="float" office:value="0.72453" calcext:value-type="float">
            <text:p>0.724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992W</text:p>
          </table:table-cell>
          <table:table-cell office:value-type="float" office:value="0.6846" calcext:value-type="float">
            <text:p>0.684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183T</text:p>
          </table:table-cell>
          <table:table-cell office:value-type="float" office:value="0.67039" calcext:value-type="float">
            <text:p>0.670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222S</text:p>
          </table:table-cell>
          <table:table-cell office:value-type="float" office:value="0.59318" calcext:value-type="float">
            <text:p>0.593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928P</text:p>
          </table:table-cell>
          <table:table-cell office:value-type="float" office:value="0.1605" calcext:value-type="float">
            <text:p>0.160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646H</text:p>
          </table:table-cell>
          <table:table-cell office:value-type="float" office:value="-0.22357" calcext:value-type="float">
            <text:p>-0.22357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1" table:target-range-address="Ranked_Conservation.A1:Ranked_Conservation.B4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Ranked_Stability.A1:Ranked_Stability.B4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Ranked_Combined.A2:Ranked_Combined.B4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 style:data-style-name="N2" text:time-value="16:36:12.711824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anked_5f_Conservation" style:display-name="PageStyle_Ranked_Conservat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anked_5f_Protein" style:display-name="PageStyle_Ranked_Prote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anked_5f_Combined" style:display-name="PageStyle_Ranked_Combine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ta_5f_Summary" style:display-name="PageStyle_Data_Summary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4:32:03</meta:creation-date>
    <meta:initial-creator>Jamie </meta:initial-creator>
    <dc:language>en-GB</dc:language>
    <dc:creator>Jamie </dc:creator>
    <dc:date>2016-07-22T20:34:00.094066303</dc:date>
    <meta:editing-cycles>9</meta:editing-cycles>
    <meta:editing-duration>PT42M18S</meta:editing-duration>
    <meta:generator>LibreOffice/5.0.6.2$Linux_X86_64 LibreOffice_project/00m0$Build-2</meta:generator>
    <meta:document-statistic meta:table-count="4" meta:cell-count="796" meta:object-count="0"/>
  </office:meta>
</office:document-meta>
</file>